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ExceptionTests.spelExpressionListIndexAccessWi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elExceptionTests.spelExpressionMapIndexAccessNull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ExceptionTests.spelExpressionMapWi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elExceptionTests.spelExpressionArrayIndexAccessNull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ExceptionTests.spelExpressionListIndexAccessNull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ExceptionTests.spelExpressionMapNull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ExceptionTests.spelExpressionListNull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ExceptionTests.spelExpressionArrayWi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lExceptionTests.spelExpressionListWi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